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C000000F21144E9D261581313.jpg" manifest:media-type="image/jpeg"/>
  <manifest:file-entry manifest:full-path="Pictures/1000000000000551000001E83FBC73F6398BA0A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153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secondary-fill-color="#000000" draw:fill-gradient-name="Gradient_20_122" draw:opacity="100%" draw:textarea-horizontal-align="center" draw:textarea-vertical-align="middle" draw:auto-grow-height="false" draw:fit-to-size="false" style:shrink-to-fit="false" fo:min-height="5.085cm" fo:min-width="23.892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ff6633" draw:secondary-fill-color="#000000" draw:fill-gradient-name="Gradient_20_122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79cm" svg:height="2.629cm" svg:x="11.938cm" svg:y="13.208cm" presentation:class="title" presentation:user-transformed="true">
          <draw:text-box>
            <text:p text:style-name="P1"><text:span text:style-name="T1">slithy </text:span><text:span text:style-name="T2">VLOGS #18</text:span></text:p>
          </draw:text-box>
        </draw:frame>
        <draw:frame draw:style-name="gr1" draw:text-style-name="P3" draw:layer="layout" svg:width="35.074cm" svg:height="12.575cm" svg:x="-3.296cm" svg:y="-0.329cm">
          <draw:image xlink:href="Pictures/1000000000000551000001E83FBC73F6398BA0A9.png" xlink:type="simple" xlink:show="embed" xlink:actuate="onLoad" draw:mime-type="image/png">
            <text:p/>
          </draw:image>
        </draw:frame>
        <draw:frame draw:style-name="gr1" draw:text-style-name="P3" draw:layer="layout" svg:width="21.356cm" svg:height="3.81cm" svg:x="3.498cm" svg:y="2.032cm">
          <draw:image xlink:href="Pictures/100000000000054C000000F21144E9D261581313.jpg" xlink:type="simple" xlink:show="embed" xlink:actuate="onLoad" draw:mime-type="image/jpeg">
            <text:p/>
          </draw:image>
        </draw:frame>
        <draw:custom-shape draw:name="Favorite-16" draw:style-name="gr2" draw:text-style-name="P5" draw:layer="layout" svg:width="24.391cm" svg:height="5.346cm" draw:transform="rotate (-0.0244346095279211) translate (2.055cm 6.05cm)">
          <text:p text:style-name="P4"><text:span text:style-name="T3">PERFORMANCE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10" dr3d:projection="parallel" draw:extrusion-color="tru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21013.0434782609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1cm" svg:height="2.629cm" svg:x="1.399cm" svg:y="0.627cm" presentation:class="title">
          <draw:text-box>
            <text:p text:style-name="P7"><text:span text:style-name="T4">Commander X16 </text:span><text:span text:style-name="T4">Performance</text:span></text:p>
          </draw:text-box>
        </draw:frame>
        <draw:frame presentation:style-name="pr3" draw:layer="layout" svg:width="25.191cm" svg:height="11.048cm" svg:x="1.399cm" svg:y="3.684cm" presentation:class="outline" presentation:user-transformed="true">
          <draw:text-box>
            <text:list text:style-name="L2">
              <text:list-item>
                <text:p xml:id="id1" text:id="id1">32x22 @ 15 max iterations</text:p>
                <text:list>
                  <text:list-item>
                    <text:p xml:id="id2" text:id="id2">BASIC: <text:span text:style-name="T5">23 s</text:span></text:p>
                  </text:list-item>
                  <text:list-item>
                    <text:p xml:id="id3" text:id="id3">Assembly (8.8 fixed point): <text:span text:style-name="T5">3.2 s</text:span></text:p>
                  </text:list-item>
                </text:list>
              </text:list-item>
              <text:list-item>
                <text:p xml:id="id4" text:id="id4">320x240 @ 48 max iterations</text:p>
                <text:list>
                  <text:list-item>
                    <text:p xml:id="id5" text:id="id5">BASIC: <text:span text:style-name="T5">1:12:34</text:span></text:p>
                  </text:list-item>
                  <text:list-item>
                    <text:p xml:id="id6" text:id="id6">Assembly (16.8 fixed point): <text:span text:style-name="T5">0:12:08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22" draw:display-name="Gradient 122" draw:style="axial" draw:start-color="#ffff00" draw:end-color="#ff0000" draw:start-intensity="100%" draw:end-intensity="100%" draw:angle="100deg" draw:border="0%"/>
    <draw:gradient draw:name="Gradient_20_153" draw:display-name="Gradient 153" draw:style="linear" draw:start-color="#3465a4" draw:end-color="#000000" draw:start-intensity="100%" draw:end-intensity="100%" draw:angle="0deg" draw:border="0%"/>
    <draw:gradient draw:name="Gradient_20_154" draw:display-name="Gradient 15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0000" draw:end-color="#355269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fill-gradient-name="Gradient_20_154" draw:fill-hatch-name="Red_20_90_20_Degrees_20_Crossed_20_1" draw:fill-image-name="Bitmap_20_1" draw:opacity="100%" draw:shadow="hidden" draw:shadow-offset-x="0.051cm" draw:shadow-offset-y="0.051cm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09-12T15:04:11.084013729</dc:date>
    <meta:editing-duration>P1DT23H15M44S</meta:editing-duration>
    <meta:editing-cycles>80</meta:editing-cycles>
    <meta:generator>LibreOffice/7.1.5.2$Linux_X86_64 LibreOffice_project/10$Build-2</meta:generator>
    <meta:document-statistic meta:object-count="31"/>
  </office:meta>
</office:document-meta>
</file>